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5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1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Heading_20_1">
      <style:paragraph-properties fo:break-before="page"/>
      <style:text-properties style:font-name="Times New Roman" fo:font-size="14pt" fo:language="uk" fo:country="UA" fo:font-weight="bold" officeooo:rsid="00608c48" officeooo:paragraph-rsid="00608c48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8" style:family="paragraph" style:parent-style-name="Heading_20_1">
      <style:text-properties officeooo:paragraph-rsid="006d9440"/>
    </style:style>
    <style:style style:name="P19" style:family="paragraph" style:parent-style-name="Рисунок">
      <style:paragraph-properties fo:text-align="center" style:justify-single-word="false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1" style:family="paragraph" style:parent-style-name="Text_20_body">
      <style:text-properties fo:font-weight="bold" officeooo:paragraph-rsid="005f9d94" style:font-weight-asian="bold" style:font-size-complex="14pt" style:font-weight-complex="bold"/>
    </style:style>
    <style:style style:name="P22" style:family="paragraph" style:parent-style-name="Text_20_body">
      <style:text-properties fo:font-style="normal" style:text-underline-style="solid" style:text-underline-width="auto" style:text-underline-color="font-color" fo:font-weight="normal" officeooo:rsid="0067cf1a" officeooo:paragraph-rsid="0067cf1a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 style:list-style-name="L1">
      <style:text-properties officeooo:paragraph-rsid="005f9d94"/>
    </style:style>
    <style:style style:name="P24" style:family="paragraph" style:parent-style-name="Text_20_body" style:list-style-name="L1">
      <style:text-properties officeooo:paragraph-rsid="006c6e25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size-complex="14pt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9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65686d" style:font-name-asian="Times New Roman1" style:font-weight-asian="bold" style:font-size-complex="14pt"/>
    </style:style>
    <style:style style:name="T12" style:family="text">
      <style:text-properties fo:font-weight="bold" officeooo:rsid="001d1fd5" style:font-weight-asian="bold" style:font-size-complex="14pt" style:font-weight-complex="bold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fo:font-weight="normal" officeooo:rsid="001f1e98" style:font-weight-asian="normal" style:font-size-complex="14pt" style:font-weight-complex="normal"/>
    </style:style>
    <style:style style:name="T16" style:family="text">
      <style:text-properties fo:font-weight="normal" officeooo:rsid="0021baa0" style:font-weight-asian="normal" style:font-size-complex="14pt" style:font-weight-complex="normal"/>
    </style:style>
    <style:style style:name="T17" style:family="text">
      <style:text-properties officeooo:rsid="0067cf1a"/>
    </style:style>
    <style:style style:name="T18" style:family="text">
      <style:text-properties officeooo:rsid="0069b33c"/>
    </style:style>
    <style:style style:name="T19" style:family="text">
      <style:text-properties officeooo:rsid="006b994b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95in" draw:visible-area-height="1.9795i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0">МІНІСТЕРСТВО ОСВІТИ І НАУКИ УКРАЇНИ</text:p>
      <text:p text:style-name="P3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">Дніпровський національний університет<text:line-break/>залізничного транспорту імені академіка В. Лазаряна</text:p>
      <text:p text:style-name="P5"/>
      <text:p text:style-name="P6">Кафедра «Комп'ютерні інформаційні технології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10">Лабораторна робота №</text:span><text:span text:style-name="T11">5</text:span></text:p>
      <text:p text:style-name="P10"><text:span text:style-name="T10"><text:line-break/></text:span><text:span text:style-name="T3">з дисципліни «</text:span><text:span text:style-name="T4">Конструювання програмного забезпечення</text:span><text:span text:style-name="T13">»</text:span></text:p>
      <text:p text:style-name="P9"/>
      <text:p text:style-name="P15"><text:span text:style-name="T5">на тему: </text:span><text:span text:style-name="T7">«Розробка функціональних програм на мові Erlang»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6">Виконав:</text:p>
      <text:p text:style-name="P12">студент гр.ПЗ1911 </text:p>
      <text:p text:style-name="P12">Сафонов Д.Є.</text:p>
      <text:p text:style-name="P12">Прийня<text:span text:style-name="T14">в</text:span>: </text:p>
      <text:p text:style-name="P13">Іванов О.П.</text:p>
      <text:p text:style-name="P14"/>
      <text:p text:style-name="P14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16"><text:span text:style-name="T6">Тема.</text:span><text:span text:style-name="T9"> Розробка функціональних програм на мові Erlang</text:span><text:span text:style-name="T8">.</text:span></text:p>
      <text:p text:style-name="P21">Завдання.</text:p>
      <text:p text:style-name="P22">Варіант 11.</text:p>
      <text:list xml:id="list3943723793" text:style-name="L1">
        <text:list-item>
          <text:p text:style-name="P23">Перетворення списків<text:span text:style-name="T17">(3): </text:span><text:span text:style-name="T18">з</text:span><text:span text:style-name="T17">'єднати списки з N і M елементів (за </text:span><text:span text:style-name="T18">елементами першого</text:span><text:span text:style-name="T17"> слідують елементи другого).</text:span></text:p>
        </text:list-item>
        <text:list-item>
          <text:p text:style-name="P24">Обробка кортежів<text:span text:style-name="T19">(5): по вхідному списку, який містить елементи різних типів повернути кортеж, що містить три елементи: кількість чисел, кількість атомів, кількість кортежів вхідного списку.</text:span></text:p>
        </text:list-item>
      </text:list>
      <text:p text:style-name="Text_20_body"><text:span text:style-name="T12">Текст програми. </text:span><text:a xlink:type="simple" xlink:href="https://github.com/dazzlemon/diit_121-ipz_y3_kpz/blob/main/1/src/main.pl" text:style-name="Internet_20_link" text:visited-style-name="Visited_20_Internet_20_Link"><text:span text:style-name="T16">g</text:span></text:a><text:a xlink:type="simple" xlink:href="https://github.com/dazzlemon/diit_121-ipz_y3_kpz/blob/main/2/src/main.pl" text:style-name="Internet_20_link" text:visited-style-name="Visited_20_Internet_20_Link"><text:span text:style-name="T15">ithub</text:span></text:a></text:p>
      <text:h text:style-name="P18" text:outline-level="1">Приклади основних видів термів і процедур зіставлення шаблону</text:h>
      <text:h text:style-name="P18" text:outline-level="1">Приклад виконання</text:h>
      <text:h text:style-name="P18" text:outline-level="1">Аналіз результатів і висновки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true" fo:line-height="100%" fo:text-align="justify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2pt" fo:language="uk" fo:country="UA" fo:font-weight="normal" officeooo:rsid="004d2852" fo:background-color="#ffffff" style:font-name-asian="Calibri" style:font-family-asian="Calibri" style:font-family-generic-asian="system" style:font-pitch-asian="variable" style:font-size-asian="10.5pt" style:font-weight-asian="normal" style:font-name-complex="Times New Roman1" style:font-family-complex="'Times New Roman'" style:font-family-generic-complex="system" style:font-pitch-complex="variable" style:font-size-complex="12pt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201in" fo:margin-bottom="0in" style:contextual-spacing="false" fo:text-align="center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4pt" fo:language="uk" fo:country="UA" fo:font-weight="bold" officeooo:rsid="002e1b03" fo:background-color="#ffffff" style:font-name-asian="Calibri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09-22T22:52:38.327111599</dc:date>
    <meta:editing-duration>PT2H30M45S</meta:editing-duration>
    <meta:editing-cycles>83</meta:editing-cycles>
    <meta:generator>LibreOffice/7.1.6.2.0$Linux_X86_64 LibreOffice_project/10$Build-2</meta:generator>
    <meta:document-statistic meta:table-count="0" meta:image-count="0" meta:object-count="1" meta:page-count="2" meta:paragraph-count="23" meta:word-count="112" meta:character-count="876" meta:non-whitespace-character-count="783"/>
  </office:meta>
</office:document-meta>
</file>